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ProcessorAspectContextImpl.invokeNext( ContentHandler ch ,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ProcessorAspectContextImpl.ResponseProcessorAspectContextImpl( PortalService service , AspectChainImpl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